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 PL SungtiL GB" svg:font-family="'AR PL SungtiL GB'" style:font-pitch="variable"/>
    <style:font-face style:name="Tahoma" svg:font-family="Tahoma" style:font-pitch="variable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 PL SungtiL GB" fo:font-size="12pt" style:font-name-asian="AR PL SungtiL GB" style:font-size-asian="12pt" style:font-size-complex="12pt"/>
    </style:style>
    <style:style style:name="P2" style:family="paragraph" style:parent-style-name="Standard">
      <style:text-properties style:font-name="AR PL SungtiL GB" fo:font-size="12pt" fo:font-weight="bold" style:font-name-asian="AR PL SungtiL GB" style:font-size-asian="12pt" style:font-weight-asian="bold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R PL SungtiL GB" fo:font-size="12pt" style:font-name-asian="AR PL SungtiL GB" style:font-size-asian="12pt" style:font-size-complex="12pt"/>
    </style:style>
    <style:style style:name="P4" style:family="paragraph" style:parent-style-name="Standard">
      <style:paragraph-properties fo:margin-left="0.2917in" fo:margin-right="0in" fo:text-indent="0in" style:auto-text-indent="false"/>
      <style:text-properties style:font-name="AR PL SungtiL GB" fo:font-size="12pt" style:font-name-asian="AR PL SungtiL GB" style:font-size-asian="12pt" style:font-size-complex="12pt"/>
    </style:style>
    <style:style style:name="P5" style:family="paragraph" style:parent-style-name="Standard">
      <style:paragraph-properties fo:margin-left="0in" fo:margin-right="0in" fo:text-indent="0.2917in" style:auto-text-indent="false"/>
      <style:text-properties style:font-name="AR PL SungtiL GB" fo:font-size="12pt" style:font-name-asian="AR PL SungtiL GB" style:font-size-asian="12pt" style:font-size-complex="12pt"/>
    </style:style>
    <style:style style:name="P6" style:family="paragraph" style:parent-style-name="Standard">
      <style:paragraph-properties fo:margin-left="0.2917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 PL SungtiL GB" style:font-name-asian="AR PL SungtiL GB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.2917in" style:auto-text-indent="false"/>
      <style:text-properties style:font-name="AR PL SungtiL GB" style:font-name-asian="AR PL SungtiL GB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style:font-name="AR PL SungtiL GB" style:font-name-asian="AR PL SungtiL GB"/>
    </style:style>
    <style:style style:name="P11" style:family="paragraph" style:parent-style-name="Preformatted_20_Text">
      <style:paragraph-properties fo:margin-top="0in" fo:margin-bottom="0.1965in"/>
    </style:style>
    <style:style style:name="P12" style:family="paragraph" style:parent-style-name="Standard">
      <style:paragraph-properties fo:margin-left="0in" fo:margin-right="0in" fo:text-indent="0.2917in" style:auto-text-indent="false"/>
      <style:text-properties style:font-name="AR PL SungtiL GB" fo:font-size="12pt" fo:font-weight="bold" style:font-name-asian="AR PL SungtiL GB" style:font-size-asian="12pt" style:font-size-complex="12pt"/>
    </style:style>
    <style:style style:name="P13" style:family="paragraph" style:parent-style-name="Preformatted_20_Text">
      <style:paragraph-properties fo:margin-left="0in" fo:margin-right="0in" fo:text-indent="0.2917in" style:auto-text-indent="false"/>
      <style:text-properties style:font-name="AR PL SungtiL GB" fo:font-size="12pt" style:font-size-asian="12pt" style:font-size-complex="12pt"/>
    </style:style>
    <style:style style:name="P14" style:family="paragraph" style:parent-style-name="Preformatted_20_Text">
      <style:text-properties style:font-name="AR PL SungtiL GB" fo:font-size="12pt" style:font-size-asian="12pt" style:font-size-complex="12pt"/>
    </style:style>
    <style:style style:name="P15" style:family="paragraph" style:parent-style-name="Preformatted_20_Text">
      <style:paragraph-properties fo:margin-top="0in" fo:margin-bottom="0.1965in"/>
      <style:text-properties style:font-name="AR PL SungtiL GB" fo:font-size="12pt" style:font-size-asian="12pt" style:font-size-complex="12pt"/>
    </style:style>
    <style:style style:name="T1" style:family="text" style:parent-style-name="Strong_20_Emphasis">
      <style:text-properties style:font-name="AR PL SungtiL GB" fo:font-size="12pt" fo:font-weight="normal" style:font-name-asian="AR PL SungtiL GB" style:font-size-asian="12pt" style:font-weight-asian="normal" style:font-size-complex="12pt"/>
    </style:style>
    <style:style style:name="T2" style:family="text">
      <style:text-properties style:font-name="AR PL SungtiL GB" fo:font-size="12pt" fo:font-weight="bold" style:font-name-asian="AR PL SungtiL GB" style:font-size-asian="12pt" style:font-weight-asian="bold" style:font-size-complex="12pt" style:font-weight-complex="bold"/>
    </style:style>
    <style:style style:name="T3" style:family="text" style:parent-style-name="Source_20_Text">
      <style:text-properties style:font-name="AR PL SungtiL GB" fo:font-size="12pt" style:font-name-asian="AR PL SungtiL GB" style:font-size-asian="12pt" style:font-size-complex="12pt"/>
    </style:style>
    <style:style style:name="T4" style:family="text" style:parent-style-name="Strong_20_Emphasis">
      <style:text-properties style:font-name="AR PL SungtiL GB" fo:font-size="12pt" style:font-name-asian="AR PL SungtiL GB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 PL SungtiL GB" fo:font-size="12pt" style:font-name-asian="AR PL SungtiL GB" style:font-size-asian="12pt" style:font-size-complex="12pt"/>
    </style:style>
    <style:style style:name="T7" style:family="text">
      <style:text-properties style:font-name="AR PL SungtiL GB" fo:font-size="12pt" style:font-name-asian="AR PL SungtiL GB" style:font-size-asian="12pt" style:font-size-complex="12pt"/>
    </style:style>
    <style:style style:name="T8" style:family="text">
      <style:text-properties fo:font-weight="bold"/>
    </style:style>
    <style:style style:name="T9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浪潮TP300 服务器安装fedora core 4 linux 日志</text:p>
      <text:p text:style-name="P1"/>
      <text:p text:style-name="P2">2006年3月14日 星期二</text:p>
      <text:p text:style-name="P3"><text:tab/>-------------------------------------------------------------------------</text:p>
      <text:p text:style-name="P3"><text:tab/>不需要任何驱动程序。</text:p>
      <text:p text:style-name="P1"><text:tab/>-------------------------------------------------------------------------</text:p>
      <text:p text:style-name="P4">设置CMOS-&gt;Integrated Peripherals-&gt;Onbord SCSI HostRAID-&gt;Disabled.否则在安装完成以后，无法启动GRUB。</text:p>
      <text:p text:style-name="P1"><text:tab/>-------------------------------------------------------------------------</text:p>
      <text:p text:style-name="P1"><text:tab/>分区</text:p>
      <text:p text:style-name="P5">两块硬盘SCSI1 和 SCSI2</text:p>
      <text:p text:style-name="P5">SCSI1 37G</text:p>
      <text:p text:style-name="P5"><text:tab/>/ <text:s text:c="11"/>1G</text:p>
      <text:p text:style-name="P5"><text:tab/>/boot <text:s text:c="7"/>100M</text:p>
      <text:p text:style-name="P5"><text:tab/>/home <text:s text:c="6"/>1G</text:p>
      <text:p text:style-name="P5"><text:tab/>/log <text:s text:c="8"/>10G</text:p>
      <text:p text:style-name="P5"><text:tab/>/ohome <text:s text:c="5"/>10G</text:p>
      <text:p text:style-name="P5"><text:tab/>/var <text:s text:c="8"/>1G</text:p>
      <text:p text:style-name="P5"><text:tab/>/opt <text:s text:c="8"/>5G</text:p>
      <text:p text:style-name="P5"><text:tab/>/usr <text:s text:c="8"/>5G</text:p>
      <text:p text:style-name="P5"><text:tab/>Swap <text:s text:c="7"/>2G</text:p>
      <text:p text:style-name="P5">SCSI2<text:tab/>37G</text:p>
      <text:p text:style-name="P5"><text:tab/>/mysqldb <text:s text:c="3"/>15G</text:p>
      <text:p text:style-name="P5"><text:tab/>/webs <text:s text:c="6"/>2G</text:p>
      <text:p text:style-name="P5"/>
      <text:p text:style-name="P1"><text:tab/>--------------------------------------------------------------------------</text:p>
      <text:p text:style-name="P1"><text:tab/></text:p>
      <text:p text:style-name="P5">修改/etc/sysctl.conf文件：添加两行</text:p>
      <text:p text:style-name="P6"><text:span text:style-name="T1">net.ipv4.icmp_echo_ignore_broadcast=1</text:span><text:span text:style-name="T2"><text:line-break/></text:span><text:span text:style-name="T1">net.ipv4.icmp_echo_ignore_all = 1</text:span></text:p>
      <text:p text:style-name="P3"><text:tab/>--------------------------------------------------------------------------</text:p>
      <text:p text:style-name="P1"><text:tab/>运行ntsysv删除无关服务</text:p>
      <text:p text:style-name="P4"/>
      <text:p text:style-name="P4"/>
      <text:p text:style-name="P1"><text:tab/>Sendmail: 邮件服务</text:p>
      <text:p text:style-name="P1"><text:tab/>Bluetooth: 蓝牙</text:p>
      <text:p text:style-name="P1"><text:tab/>Cups: Common Unix Printing System</text:p>
      <text:p text:style-name="P1"><text:tab/>ISDN:</text:p>
      <text:p text:style-name="P1"><text:tab/>Kudzu: 硬件自动检测程序</text:p>
      <text:p text:style-name="P1"><text:tab/>mDNSresponder: 零配置DNS配置工具</text:p>
      <text:p text:style-name="P5">nfsLock: NFS文件锁定</text:p>
      <text:p text:style-name="P5">nifd: Howl 客户端</text:p>
      <text:p text:style-name="P1"><text:tab/>portmap: RPC支持</text:p>
      <text:p text:style-name="P1"><text:tab/>rhnsd：Red Hat 网络服务守护进程</text:p>
      <text:p text:style-name="P4">rpcgssd <text:line-break/>rpcidmapd</text:p>
      <text:p text:style-name="P4">xfs: x font server</text:p>
      <text:p text:style-name="P4">haldaemon: </text:p>
      <text:p text:style-name="P1"><text:tab/></text:p>
      <text:p text:style-name="P1"><text:tab/></text:p>
      <text:p text:style-name="P1"><text:tab/>并对以上个项目执行 </text:p>
      <text:p text:style-name="P5">chkconfig –level 345 auditd off</text:p>
      <text:p text:style-name="P1"><text:tab/></text:p>
      <text:p text:style-name="P5">----------------------------------------------------------------------------</text:p>
      <text:p text:style-name="P5">把/var/log 搬到 /log</text:p>
      <text:p text:style-name="P5"/>
      <text:p text:style-name="P5">Cd /var</text:p>
      <text:p text:style-name="P5">Ln –s /log log1</text:p>
      <text:p text:style-name="P5">Chmod 755 /log</text:p>
      <text:p text:style-name="P5">Mv log log2</text:p>
      <text:p text:style-name="P5">Mv log1 log</text:p>
      <text:p text:style-name="P5"/>
      <text:p text:style-name="P5"/>
      <text:p text:style-name="P5">----------------------------------------------------------------------------</text:p>
      <text:p text:style-name="P5">系统升级</text:p>
      <text:p text:style-name="P5"/>
      <text:p text:style-name="P5">Yum check-update</text:p>
      <text:p text:style-name="P5">Yum update</text:p>
      <text:p text:style-name="P5">Yum clean</text:p>
      <text:p text:style-name="P5">----------------------------------------------------------------------------</text:p>
      <text:p text:style-name="P5">Change firewall</text:p>
      <text:p text:style-name="P5"/>
      <text:p text:style-name="P5">Lokkit</text:p>
      <text:p text:style-name="P5">----------------------------------------------------------------------------</text:p>
      <text:p text:style-name="P5">ntsysv –level 5</text:p>
      <text:p text:style-name="P5"/>
      <text:p text:style-name="P5">然后停止所有服务</text:p>
      <text:p text:style-name="P5"/>
      <text:p text:style-name="P5">----------------------------------------------------------------------------</text:p>
      <text:p text:style-name="P5"/>
      <text:p text:style-name="P5">安装openssl</text:p>
      <text:p text:style-name="P5"/>
      <text:p text:style-name="P5">shell&gt;tar -zxvf openssl*</text:p>
      <text:p text:style-name="P5">shell&gt;cd openssl-0.9.8a</text:p>
      <text:p text:style-name="P5">shell&gt;./config –prefix=/opt/openssl</text:p>
      <text:p text:style-name="P5">shell&gt;make </text:p>
      <text:p text:style-name="P5">shell&gt;make install</text:p>
      <text:p text:style-name="P5"/>
      <text:p text:style-name="P5"/>
      <text:p text:style-name="P5">----------------------------------------------------------------------------</text:p>
      <text:p text:style-name="P5">安装apache 2.2</text:p>
      <text:p text:style-name="P5"/>
      <text:p text:style-name="P7"><text:span text:style-name="T3"><text:tab/>$ gzip -d httpd-</text:span><text:span text:style-name="Source_20_Text"><text:span text:style-name="T4">NN</text:span></text:span><text:span text:style-name="T3">.tar.gz<text:line-break/><text:tab/>$ tar xvf httpd-</text:span><text:span text:style-name="Source_20_Text"><text:span text:style-name="T4">NN</text:span></text:span><text:span text:style-name="T3">.tar</text:span></text:p>
      <text:p text:style-name="P7"><text:span text:style-name="T3"/></text:p>
      <text:p text:style-name="P8"><text:span text:style-name="T3"><text:tab/>.</text:span><text:span text:style-name="Source_20_Text"><text:span text:style-name="T3">/configure –prefix=/opt/apache22</text:span></text:span></text:p>
      <text:p text:style-name="P8"><text:span text:style-name="T3"><text:tab/>--enable-ssl </text:span></text:p>
      <text:p text:style-name="P8"><text:span text:style-name="T3"><text:tab/>--with-ssl=/opt/openssl<text:line-break/><text:tab/>--enable-rewrite<text:line-break/><text:tab/>--enable-speling</text:span></text:p>
      <text:p text:style-name="P8"><text:span text:style-name="T3"><text:tab/>--disable-actions</text:span></text:p>
      <text:p text:style-name="P8"><text:span text:style-name="T3"><text:tab/>--disable-alias</text:span></text:p>
      <text:p text:style-name="P8"><text:span text:style-name="T3"><text:tab/>--disable-asis</text:span></text:p>
      <text:p text:style-name="P8"><text:span text:style-name="T3"><text:tab/>--disable-autoindex</text:span></text:p>
      <text:p text:style-name="P8"><text:span text:style-name="T3"><text:tab/>--disable-cgi</text:span></text:p>
      <text:p text:style-name="P8"><text:span text:style-name="T3"><text:tab/>--disable-cgid</text:span></text:p>
      <text:p text:style-name="P8"><text:span text:style-name="T3"><text:tab/>--disable-imagemap</text:span></text:p>
      <text:p text:style-name="P8"><text:span text:style-name="T3"><text:tab/>--disable-userdir</text:span></text:p>
      <text:p text:style-name="P8"><text:span text:style-name="T3"><text:tab/>--disable-status</text:span></text:p>
      <text:p text:style-name="P7"><text:span text:style-name="T3"><text:tab/><text:tab/></text:span></text:p>
      <text:p text:style-name="P5">----------------------------------------------------------------------------</text:p>
      <text:p text:style-name="P5">设置/opt/apache22/conf/httpd.conf</text:p>
      <text:p text:style-name="P5"/>
      <text:p text:style-name="P5">添加</text:p>
      <text:p text:style-name="P5">RewriteEngine On</text:p>
      <text:p text:style-name="P9"><text:span text:style-name="T5">RewriteRule ^/(([1-9])[0-9]+)$ </text:span><text:a xlink:type="simple" xlink:href="http://url/?target=$1"><text:span text:style-name="T6">http://url/?target=$1</text:span></text:a><text:span text:style-name="T7"> <text:s/>[R,L]</text:span></text:p>
      <text:p text:style-name="P9"><text:span text:style-name="T5">RewriteRule ^/(([1-9])[0-9]+)/$ </text:span><text:a xlink:type="simple" xlink:href="http://url/?target=$1"><text:span text:style-name="T6">http://url/?target=$1</text:span></text:a><text:span text:style-name="T7"> <text:s/>[R,L]</text:span></text:p>
      <text:p text:style-name="P5">RewriteRule ^/[i]|[I] <text:s/><text:a xlink:type="simple" xlink:href="http://url/?target=$1"><text:span text:style-name="T6">http://url</text:span></text:a><text:span text:style-name="T7"> <text:s/>[R,L]</text:span></text:p>
      <text:p text:style-name="P5"/>
      <text:p text:style-name="P5">ErrorDocument 404 http://url</text:p>
      <text:p text:style-name="P5"/>
      <text:p text:style-name="P5">----------------------------------------------------------------------------</text:p>
      <text:p text:style-name="P5"/>
      <text:p text:style-name="P5">设置logrotate</text:p>
      <text:p text:style-name="P5"/>
      <text:p text:style-name="P5">修改/etc/logrotate.conf</text:p>
      <text:p text:style-name="P5">添加</text:p>
      <text:p text:style-name="P5">”/var/log/access_log” /var/log/error_log {</text:p>
      <text:p text:style-name="P5"><text:tab/>rotate 0</text:p>
      <text:p text:style-name="P5"><text:tab/>size=2m</text:p>
      <text:p text:style-name="P5"><text:tab/>sharedscripts</text:p>
      <text:p text:style-name="P5"><text:tab/>postrotate</text:p>
      <text:p text:style-name="P5"><text:tab/><text:tab/>/bin/killall -HUP httpd</text:p>
      <text:p text:style-name="P5"><text:tab/>endscript<text:tab/></text:p>
      <text:p text:style-name="P5">}</text:p>
      <text:p text:style-name="P5"/>
      <text:p text:style-name="P5">/var/log/messages {</text:p>
      <text:p text:style-name="P5"><text:tab/>rotate 0</text:p>
      <text:p text:style-name="P5"><text:tab/>size 2m</text:p>
      <text:p text:style-name="P5"><text:tab/>postscripts</text:p>
      <text:p text:style-name="P5"><text:tab/><text:tab/>/bin/killall -HUP syslogd</text:p>
      <text:p text:style-name="P5"><text:tab/>endscript</text:p>
      <text:p text:style-name="P5">}</text:p>
      <text:p text:style-name="P5"/>
      <text:p text:style-name="P5">在/etc/cron.hourly下添加一个脚本:</text:p>
      <text:p text:style-name="P5">#!/bin/bash</text:p>
      <text:p text:style-name="P5">logrotate /etc/logrotate.conf</text:p>
      <text:p text:style-name="P5"/>
      <text:p text:style-name="P5">设置openssl和apache2</text:p>
      <text:p text:style-name="P5">shell&gt;cd /opt/apache22/conf</text:p>
      <text:p text:style-name="P5">shell&gt;/opt/openssl/bin/openssl genrsa -des3 -passout pass:asecretpassword -out <text:tab/><text:tab/><text:tab/>server.key.org 1024</text:p>
      <text:p text:style-name="P5">shell&gt;/opt/openssl/bin/openssl req -new -passin pass:asecretpassword -key <text:tab/><text:tab/><text:tab/>server.key.org -out server.csr -days 3650</text:p>
      <text:p text:style-name="P5">shell&gt;Country Name: CN</text:p>
      <text:p text:style-name="P5">shell&gt;State or Province Name: Inner Mongolia</text:p>
      <text:p text:style-name="P5">shell&gt;Locality Name: hohhot</text:p>
      <text:p text:style-name="P5">shell&gt;Organization Name: xin xi ban</text:p>
      <text:p text:style-name="P5">shell&gt;Organization Unit Name: brgd</text:p>
      <text:p text:style-name="P5">shell&gt;Common Name: bu ri gu de</text:p>
      <text:p text:style-name="P5">shell&gt;Email Address: <text:a xlink:type="simple" xlink:href="mailto:nm114.brgd@gmail.com">nm114.brgd@gmail.com</text:a></text:p>
      <text:p text:style-name="P5">shell&gt;lest set to default</text:p>
      <text:p text:style-name="P5">shell&gt;/opt/openssl/bin/openssl req -x509 -passin pass:asecretpassword -passout pass:asecretpassword -key server.key.org -in server.csr -out server.crt -days 3650</text:p>
      <text:p text:style-name="P5">shell&gt;/opt/openssl/bin/openssl rsa -passin pass:asecretpassword -in server.key.org <text:s text:c="2"/>-out server.key</text:p>
      <text:p text:style-name="P5">shell&gt;mkdir ssl.key</text:p>
      <text:p text:style-name="P5">shell&gt;mv server.key ssl.key/</text:p>
      <text:p text:style-name="P5">shell&gt;chmod 400 ssl.key/server.key</text:p>
      <text:p text:style-name="P5">(edit httpd.conf include extra/httpd-ssl.conf and edit httpd-ssl.conf)</text:p>
      <text:p text:style-name="P5"/>
      <text:p text:style-name="P5">----------------------------------------------------------------------------</text:p>
      <text:p text:style-name="P5">安装berkeleyDB 和openldap</text:p>
      <text:p text:style-name="P5">shell&gt;tar -zxvf berkeley*</text:p>
      <text:p text:style-name="P5">shell&gt;cd db-4.4.20</text:p>
      <text:p text:style-name="P5">shell&gt;cd build_unix</text:p>
      <text:p text:style-name="P5">shell&gt;../dist/configure –prefix=/opt/openldap/bdb</text:p>
      <text:p text:style-name="P5">shell&gt;make</text:p>
      <text:p text:style-name="P5">shell&gt;make install</text:p>
      <text:p text:style-name="P5">shell&gt;cd /etc</text:p>
      <text:p text:style-name="P5">shell&gt;vi ld.so.conf add (include /opt/openldap/bdb/lib)</text:p>
      <text:p text:style-name="P5">shell&gt;ldconfig</text:p>
      <text:p text:style-name="P5">shell&gt;cd /opt/openldap/bdb</text:p>
      <text:p text:style-name="P5">shell&gt;cp lib/* /usr/lib</text:p>
      <text:p text:style-name="P5">shell&gt;cp include/* /usr/include</text:p>
      <text:p text:style-name="P5"/>
      <text:p text:style-name="P5">shell&gt;tar -zxvf openldap*</text:p>
      <text:p text:style-name="P5">shell&gt;cd openldap-2.3.20</text:p>
      <text:p text:style-name="P5">shell&gt;env CPPFLAGS=”-I/opt/openldap/bdb/include”</text:p>
      <text:p text:style-name="P5"><text:s/>LDFLAGS=”-L/opt/openldap/bdb/lib” ./configure –prefix=/opt/openldap –enable-bdb</text:p>
      <text:p text:style-name="P5">shell&gt;make depend</text:p>
      <text:p text:style-name="P5">shell&gt;make</text:p>
      <text:p text:style-name="P5">shell&gt;make test</text:p>
      <text:p text:style-name="P5">shell&gt;make install</text:p>
      <text:p text:style-name="P5"/>
      <text:p text:style-name="P5">shell&gt;cd /opt/openldap/etc/openldap</text:p>
      <text:p text:style-name="P5">shell&gt;vi slapd.conf (add cosine.schema, inetorgperson.schema)(edit suffix and rootdn)</text:p>
      <text:p text:style-name="P5"><text:tab/><text:tab/>(add rootpw)(get password <text:s/>with [slappasswd -h {md5}])</text:p>
      <text:p text:style-name="P5">(未设ACL)</text:p>
      <text:p text:style-name="P5"/>
      <text:p text:style-name="P5"/>
      <text:p text:style-name="P5">---------------------------------------------------------------------------</text:p>
      <text:p text:style-name="P5"/>
      <text:p text:style-name="P3"><text:tab/>安装Mysql和设置</text:p>
      <text:p text:style-name="P10"><text:span text:style-name="T5"><text:tab/>shell&gt; </text:span><text:span text:style-name="T3">groupadd mysql</text:span></text:p>
      <text:p text:style-name="Preformatted_20_Text"><text:span text:style-name="T7"><text:tab/>shell&gt; </text:span><text:span text:style-name="T3">useradd -g mysql mysql</text:span></text:p>
      <text:p text:style-name="Preformatted_20_Text"><text:span text:style-name="T7"><text:tab/>shell&gt; </text:span><text:span text:style-name="T4">gunzip &lt; mysql-</text:span><text:span text:style-name="Strong_20_Emphasis"><text:span text:style-name="T3">VERSION</text:span></text:span><text:span text:style-name="T4">.tar.gz | tar -xvf -</text:span></text:p>
      <text:p text:style-name="Preformatted_20_Text"><text:span text:style-name="T7"><text:tab/>shell&gt; </text:span><text:span text:style-name="T4">cd mysql-</text:span><text:span text:style-name="Strong_20_Emphasis"><text:span text:style-name="T3">VERSION</text:span></text:span></text:p>
      <text:p text:style-name="Preformatted_20_Text"><text:span text:style-name="T7"><text:tab/>shell&gt; </text:span><text:span text:style-name="T3">./configure --prefix=/mysqldb</text:span></text:p>
      <text:p text:style-name="Preformatted_20_Text"><text:span text:style-name="T7"><text:tab/>shell&gt; </text:span><text:span text:style-name="T3">make</text:span></text:p>
      <text:p text:style-name="Preformatted_20_Text"><text:span text:style-name="T7"><text:tab/>shell&gt; </text:span><text:span text:style-name="T3">make install</text:span></text:p>
      <text:p text:style-name="Preformatted_20_Text"><text:span text:style-name="T7"><text:tab/>shell&gt; </text:span><text:span text:style-name="T3">cp support-files/my-medium.cnf /etc/my.cnf</text:span></text:p>
      <text:p text:style-name="Preformatted_20_Text"><text:span text:style-name="T7"><text:tab/>shell&gt; </text:span><text:span text:style-name="T4">cd /usr/local/mysql</text:span></text:p>
      <text:p text:style-name="Preformatted_20_Text"><text:span text:style-name="T7"><text:tab/>shell&gt; </text:span><text:span text:style-name="T3">bin/mysql_install_db --user=mysql</text:span></text:p>
      <text:p text:style-name="Preformatted_20_Text"><text:span text:style-name="T7"><text:tab/>shell&gt; </text:span><text:span text:style-name="T4">chown -R root <text:s/>.</text:span></text:p>
      <text:p text:style-name="Preformatted_20_Text"><text:span text:style-name="T7"><text:tab/>shell&gt; </text:span><text:span text:style-name="T3">chown -R mysql var</text:span></text:p>
      <text:p text:style-name="Preformatted_20_Text"><text:span text:style-name="T7"><text:tab/>shell&gt; </text:span><text:span text:style-name="T3">chgrp -R mysql .</text:span></text:p>
      <text:p text:style-name="P11"><text:span text:style-name="T7"><text:tab/>shell&gt; </text:span><text:span text:style-name="T4">bin/mysqld_safe --user=mysql &amp;</text:span></text:p>
      <text:p text:style-name="P5"><text:tab/><text:span text:style-name="T8">SET PASSWORD FOR </text:span><text:a xlink:type="simple" xlink:href="mailto:root@localhost"><text:span text:style-name="T9">root@localhost</text:span></text:a><text:span text:style-name="T8">=PASSWORD('rubber');</text:span></text:p>
      <text:p text:style-name="P12"/>
      <text:p text:style-name="P12"><text:tab/>GRANT ALL PRIVILEGES phpco.* TO 'phpco'@'localhost' IDENTIFIED BY 'pass'</text:p>
      <text:p text:style-name="P5"><text:tab/><text:span text:style-name="T8">SET PASSWORD FOR 'phpco'@'localhost'=PASSWORD('4e5r6t7y4c5v6b7n');</text:span></text:p>
      <text:p text:style-name="P5"/>
      <text:p text:style-name="P5">----------------------------------------------------------------------------</text:p>
      <text:p text:style-name="P5"/>
      <text:p text:style-name="P5">安装php</text:p>
      <text:p text:style-name="P5"/>
      <text:p text:style-name="P5">必需有以下软件包</text:p>
      <text:p text:style-name="P5">flex;biscon;libxml</text:p>
      <text:p text:style-name="P5">命令形式:yum install flex*;</text:p>
      <text:p text:style-name="P5"/>
      <text:p text:style-name="P13">shell&gt; tar -zxvf php-NN.tar</text:p>
      <text:p text:style-name="P14"><text:s text:c="2"/></text:p>
      <text:p text:style-name="P14"><text:s text:c="2"/>shell&gt;./configure –prefix=/opt/php5 --with-apxs2=/opt/apache2/bin/apxs –with-mysql=/mysqldb –with-gettext –with-openssl=/opt/openssl –with-ldap=/opt/openldap</text:p>
      <text:p text:style-name="P14"/>
      <text:p text:style-name="P14">shell&gt;make</text:p>
      <text:p text:style-name="P14">shell&gt;make install</text:p>
      <text:p text:style-name="P14"><text:s/>Setup your php.ini </text:p>
      <text:p text:style-name="P14"><text:s text:c="4"/></text:p>
      <text:p text:style-name="P14"><text:s text:c="4"/>cp php.ini-dist /usr/local/lib/php.ini</text:p>
      <text:p text:style-name="P14"><text:s text:c="10"/></text:p>
      <text:p text:style-name="P14"><text:s text:c="4"/>You may edit your .ini file to set PHP options. <text:s/>If you prefer having</text:p>
      <text:p text:style-name="P14"><text:s text:c="4"/>php.ini in another location, use --with-config-file-path=/some/path in</text:p>
      <text:p text:style-name="P14"><text:s text:c="4"/>step 10.</text:p>
      <text:p text:style-name="P14"><text:s text:c="4"/></text:p>
      <text:p text:style-name="P14"><text:s text:c="4"/>If you instead choose php.ini-recommended, be certain to read the list</text:p>
      <text:p text:style-name="P14"><text:s text:c="4"/>of changes within, as they affect how PHP behaves.</text:p>
      <text:p text:style-name="P14"/>
      <text:p text:style-name="P14">14. Edit your httpd.conf to load the PHP module. <text:s/>The path on the right hand</text:p>
      <text:p text:style-name="P14"><text:s text:c="4"/>side of the LoadModule statement must point to the path of the PHP</text:p>
      <text:p text:style-name="P14"><text:s text:c="4"/>module on your system. <text:s/>The make install from above may have already</text:p>
      <text:p text:style-name="P14"><text:s text:c="4"/>added this for you, but be sure to check.</text:p>
      <text:p text:style-name="P14"/>
      <text:p text:style-name="P14"><text:s text:c="4"/>For PHP 5:</text:p>
      <text:p text:style-name="P14"><text:s text:c="4"/></text:p>
      <text:p text:style-name="P14"><text:s text:c="6"/>LoadModule php5_module modules/libphp5.so</text:p>
      <text:p text:style-name="P14"><text:s/></text:p>
      <text:p text:style-name="P14">15. Tell Apache to parse certain extensions as PHP. <text:s/>For example,</text:p>
      <text:p text:style-name="P14"><text:s text:c="4"/>let's have Apache parse the .php extension as PHP. <text:s/>You could</text:p>
      <text:p text:style-name="P14"><text:s text:c="4"/>have any extension(s) parse as PHP by simply adding more, with</text:p>
      <text:p text:style-name="P14"><text:s text:c="4"/>each separated by a space. <text:s/>We'll add .phtml to demonstrate.</text:p>
      <text:p text:style-name="P14"><text:s text:c="12"/></text:p>
      <text:p text:style-name="P14"><text:s text:c="6"/>AddType application/x-httpd-php .php</text:p>
      <text:p text:style-name="P14"><text:s/></text:p>
      <text:p text:style-name="P14">16. Use your normal procedure for starting the Apache server, e.g.:</text:p>
      <text:p text:style-name="P14"><text:s text:c="3"/></text:p>
      <text:p text:style-name="P15"><text:s text:c="6"/>/usr/local/apache2/bin/apachectl start</text:p>
      <text:p text:style-name="P15"/>
      <text:p text:style-name="P5">----------------------------------------------------------------------------</text:p>
      <text:p text:style-name="P5"/>
      <text:p text:style-name="P5">设置root目录下的bash</text:p>
      <text:p text:style-name="P5">sms-&gt;</text:p>
      <text:p text:style-name="P5"><text:tab/>#!/bin/bash</text:p>
      <text:p text:style-name="P5"><text:tab/>/opt/apache22/bin/apachectl start</text:p>
      <text:p text:style-name="P5"><text:tab/>/mysqldb/bin/mysqld_safe –user=mysql &amp;</text:p>
      <text:p text:style-name="P5"><text:tab/>/opt/openldap/libexec/slapd</text:p>
      <text:p text:style-name="P5"/>
      <text:p text:style-name="P5">ssms-&gt;</text:p>
      <text:p text:style-name="P5"><text:tab/>#!/bin/bash</text:p>
      <text:p text:style-name="P5"><text:tab/>/opt/apache22/bin/apachectl stop</text:p>
      <text:p text:style-name="P5"><text:tab/>kill ` cat /mysqldb/var/xxb-brgd.pid`</text:p>
      <text:p text:style-name="P5"><text:tab/>kill -INT `cat /opt/openldap/var/run/slapd.pid`</text:p>
      <text:p text:style-name="P5"/>
      <text:p text:style-name="P5"/>
      <text:p text:style-name="P5"/>
      <text:p text:style-name="P5">----------------------------------------------------------------------------</text:p>
      <text:p text:style-name="P5">安装phpmyadmin</text:p>
      <text:p text:style-name="P5"><text:tab/>edit config.inc.php </text:p>
      <text:p text:style-name="P5"><text:tab/>set $cfg['ForceSSL'] = TRUE;</text:p>
      <text:p text:style-name="P5"/>
      <text:p text:style-name="P5"/>
      <text:p text:style-name="P5"/>
      <text:p text:style-name="P5">------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 PL SungtiL GB" svg:font-family="'AR PL SungtiL GB'" style:font-pitch="variable"/>
    <style:font-face style:name="Tahoma" svg:font-family="Tahoma" style:font-pitch="variable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默认段落字体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默认段落字体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0</text:page-number></text:p>
      </style:footer>
      <style:footer-left>
        <text:p text:style-name="P1"><text:page-number text:select-page="current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b rgd</meta:initial-creator>
    <meta:creation-date>2006-03-15T15:09:55</meta:creation-date>
    <dc:creator>brgd b</dc:creator>
    <dc:date>2006-05-12T15:57:09</dc:date>
    <dc:language>en-US</dc:language>
    <meta:editing-cycles>149</meta:editing-cycles>
    <meta:editing-duration>PT14H3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37" meta:word-count="980" meta:character-count="7350"/>
  </office:meta>
</office:document-meta>
</file>